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ImageUtils.writeImage( final byte [ ] img , Dimension imgDim , String imgDescription , Rectangle2D targetRect , final boolean isJPEG , ColorSpace colorSpace ,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ImageUtils.writeImageCommand( PSDictionary imageDict , Dimension imgDim , ColorSpace colorSpace , boolean invertImage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ImageUtils.paintReusableImage( String formName , Rectangle2D targetRect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ImageUtils.compressAndWriteBitmap( ImageEncoder encoder , PSGenerator g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SImageUtils.prepareColorspace( PSGenerator gen , ColorSpace 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mageUtils.writeImageCommand( RenderedImage img , PSDictionary imageDict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ImageUtils.populateImageDictionary( ImageEncodingHelper helper , PSDictionary imageD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ImageUtils.renderBitmapImage( RenderedImage img , float x , float y , float w , float h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ImageUtils.renderEPS( InputStream in , String name , Rectangle2D viewport , Rectangle2D bbox , PSGenerator g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ImageUtils.getRGB( RenderedImage img , int startX , int startY , int w , int h , int [ ] rgbArray , int offset , int scansi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SImageUtils.writeReusableImage( ImageEncoder encoder , Dimension imgDim , String formName , String imageDescription , ColorSpace colorSpace , boolean invertImage , PSGenerator g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SImageUtils.writeImageCommand( PSDictionary imageDict , ColorModel cm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ImageUtils.paintForm( PSResource form , Dimension2D formDimensions , Rectangle2D targetRect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ImageUtils.write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mageUtils.getImplicit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ImageUtils.getDecodeArray( int numComponents , boolean invertCol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ImageUtils.writeReusableImage( final byte [ ] img , Dimension imgDim , String formName , String imageDescription , final boolean isJPEG , ColorSpace colorSpace ,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ImageUtils.renderEPS( byte [ ] rawEPS , String name , float x , float y , float w , float h , float bboxx , float bboxy , float bboxw , float bboxh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ImageUtils.paintForm( PSResource form , Rectangle2D targetRect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mageUtils.prepareColorSpace( PSGenerator gen , ColorModel c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ImageUtils.writeImage( ImageEncoder encoder , Dimension imgDim , String imgDescription , Rectangle2D targetRect , ColorSpace colorSpace , int bitsPerComponent , boolean invertImage , PSGenerator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SImageUtils.translateAndScale( PSGenerator gen , Dimension2D formDimensions , Rectangle2D targetR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ImageUtils.getColorSpaceName( ColorSpace color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ImageUtils.writeImage( RenderedImage img , Rectangle2D targetRect , PSGenerator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ImageUtils.rgb2Hex( int rg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